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1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67])" office:value-type="float" office:value="4743.13" calcext:value-type="float">
            <text:p>4743.13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73:.C82])" office:value-type="float" office:value="-12128.08" calcext:value-type="float">
            <text:p>-12128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69];[.C83])" office:value-type="float" office:value="-7384.95" calcext:value-type="float">
            <text:p>-7384.9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1:21:19.402596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4T12:08:16.665121192</dc:date>
    <meta:editing-duration>P6DT14H1M50S</meta:editing-duration>
    <meta:editing-cycles>703</meta:editing-cycles>
    <meta:generator>LibreOffice/25.2.3.2$Linux_X86_64 LibreOffice_project/520$Build-2</meta:generator>
    <meta:document-statistic meta:table-count="11" meta:cell-count="2582" meta:object-count="0"/>
  </office:meta>
</office:document-meta>
</file>